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79cm"/>
    </style:style>
    <style:style style:name="co4" style:family="table-column">
      <style:table-column-properties fo:break-before="auto" style:column-width="2.383cm"/>
    </style:style>
    <style:style style:name="co5" style:family="table-column">
      <style:table-column-properties fo:break-before="auto" style:column-width="3.067cm"/>
    </style:style>
    <style:style style:name="co6" style:family="table-column">
      <style:table-column-properties fo:break-before="auto" style:column-width="1.161cm"/>
    </style:style>
    <style:style style:name="co7" style:family="table-column">
      <style:table-column-properties fo:break-before="auto" style:column-width="16.254cm"/>
    </style:style>
    <style:style style:name="co8" style:family="table-column">
      <style:table-column-properties fo:break-before="auto" style:column-width="6.414cm"/>
    </style:style>
    <style:style style:name="co9" style:family="table-column">
      <style:table-column-properties fo:break-before="auto" style:column-width="2.632cm"/>
    </style:style>
    <style:style style:name="co10" style:family="table-column">
      <style:table-column-properties fo:break-before="auto" style:column-width="1.4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65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cm"/>
      <style:text-properties fo:color="#663300" style:font-name="Verdan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Verdan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fo:border="0.06pt solid #000000"/>
      <style:text-properties style:font-name="Verdana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Verdana" fo:font-size="10pt" style:font-size-asian="10pt" style:font-size-complex="10pt"/>
    </style:style>
    <style:style style:name="ce5" style:family="table-cell" style:parent-style-name="Default">
      <style:text-properties style:font-name="Verdana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fo:color="#000000" style:font-name="Verdana" fo:font-weight="normal" style:font-weight-asian="normal" style:font-weight-complex="normal"/>
    </style:style>
    <style:style style:name="ce8" style:family="table-cell" style:parent-style-name="Default">
      <style:text-properties fo:color="#ff0000" style:font-name="Verdana" fo:font-weight="bold" style:font-weight-asian="bold" style:font-weight-complex="bold"/>
    </style:style>
    <style:style style:name="ce9" style:family="table-cell" style:parent-style-name="Default"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Verdana" fo:font-size="10pt" style:font-size-asian="10pt" style:font-size-complex="10pt"/>
    </style:style>
    <style:style style:name="ce11" style:family="table-cell" style:parent-style-name="Default" style:data-style-name="N0">
      <style:table-cell-properties fo:border="0.06pt solid #000000"/>
      <style:text-properties style:font-name="Verdana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13" style:family="table-cell" style:parent-style-name="Default" style:data-style-name="N107">
      <style:table-cell-properties fo:border="0.06pt solid #000000"/>
      <style:text-properties style:font-name="Verdana" fo:font-size="10pt" style:font-size-asian="10pt" style:font-size-complex="10pt"/>
    </style:style>
    <style:style style:name="ce14" style:family="table-cell" style:parent-style-name="Default" style:data-style-name="N107">
      <style:table-cell-properties fo:wrap-option="wrap" fo:border="0.06pt solid #000000"/>
      <style:text-properties style:use-window-font-color="true" style:text-outline="false" style:text-line-through-style="none" style:font-name="Verdana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7">
      <style:text-properties style:font-name="Verdana"/>
    </style:style>
    <style:style style:name="ce16" style:family="table-cell" style:parent-style-name="Default" style:data-style-name="N0">
      <style:table-cell-properties fo:wrap-option="wrap" fo:border="0.06pt solid #000000"/>
      <style:text-properties style:use-window-font-color="true" style:text-outline="false" style:text-line-through-style="none" style:font-name="Verdana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Verdana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Verdana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6pt solid #000000"/>
      <style:text-properties fo:color="#000000" style:font-name="Verdana" fo:font-size="10pt" fo:language="zxx" fo:country="none" fo:font-weight="bold" style:font-name-asian="Segoe UI" style:font-size-asian="10pt" style:language-asian="zxx" style:country-asian="none" style:font-weight-asian="bold" style:font-name-complex="Segoe UI" style:font-size-complex="10pt" style:language-complex="zxx" style:country-complex="none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ff0000"/>
    </style:style>
  </office:automatic-styles>
  <office:body>
    <office:spreadsheet>
      <table:table table:name="Лист1" table:style-name="ta1">
        <table:shapes>
          <draw:frame draw:z-index="0" draw:name="http://radiomarket.lg.ua/site_images/pixel_trans.gif?w=80%25" draw:style-name="gr1" draw:text-style-name="P1" svg:width="0.025cm" svg:height="0.025cm" svg:x="0cm" svg:y="16.587cm">
            <draw:image xlink:href="http://radiomarket.lg.ua/site_images/pixel_trans.gif?w=80%25" xlink:type="simple" xlink:show="embed" xlink:actuate="onLoad">
              <text:p/>
            </draw:image>
          </draw:frame>
        </table:shapes>
        <table:table-column table:style-name="co3" table:default-cell-style-name="ce3"/>
        <table:table-column table:style-name="co4" table:default-cell-style-name="ce3"/>
        <table:table-column table:style-name="co5" table:default-cell-style-name="ce13"/>
        <table:table-column table:style-name="co6" table:default-cell-style-name="ce16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2" table:default-cell-style-name="ce5"/>
        <table:table-row table:style-name="ro2">
          <table:table-cell table:style-name="ce1" office:value-type="string">
            <text:p>Название</text:p>
          </table:table-cell>
          <table:table-cell table:style-name="ce1" office:value-type="string">
            <text:p>Корпус</text:p>
          </table:table-cell>
          <table:table-cell table:style-name="ce1" office:value-type="string">
            <text:p>Цена</text:p>
          </table:table-cell>
          <table:table-cell table:style-name="ce1" office:value-type="string">
            <text:p>К-ство, шт</text:p>
          </table:table-cell>
          <table:table-cell table:style-name="ce1" office:value-type="string">
            <text:p>Ссылка</text:p>
          </table:table-cell>
          <table:table-cell table:style-name="ce1" office:value-type="string">
            <text:p>Комментарии</text:p>
          </table:table-cell>
          <table:table-cell table:style-name="ce1" office:value-type="string">
            <text:p>Сумма</text:p>
          </table:table-cell>
          <table:table-cell table:style-name="ce1" office:value-type="string">
            <text:p>Реально нужно, шт</text:p>
          </table:table-cell>
          <table:table-cell/>
        </table:table-row>
        <table:table-row table:style-name="ro3">
          <table:table-cell table:style-name="ce2" office:value-type="string" table:number-columns-spanned="7" table:number-rows-spanned="1">
            <text:p>kosmodrom.com.ua</text:p>
          </table:table-cell>
          <table:covered-table-cell/>
          <table:covered-table-cell table:number-columns-repeated="2" table:style-name="ce3"/>
          <table:covered-table-cell table:number-columns-repeated="3"/>
          <table:table-cell table:number-columns-repeated="2"/>
        </table:table-row>
        <table:table-row table:style-name="ro3">
          <table:table-cell office:value-type="string">
            <text:p>STM32F100RBT6B</text:p>
          </table:table-cell>
          <table:table-cell office:value-type="string">
            <text:p>LQFP64</text:p>
          </table:table-cell>
          <table:table-cell office:value-type="currency" office:currency="UAH" office:value="23.5">
            <text:p>23,50 грн.</text:p>
          </table:table-cell>
          <table:table-cell table:style-name="ce11" office:value-type="float" office:value="1">
            <text:p>1</text:p>
          </table:table-cell>
          <table:table-cell table:style-name="ce18" office:value-type="string">
            <text:p><text:a xlink:href="http://www.kosmodrom.com.ua/el.php?name=STM32F100RBT6B">http://www.kosmodrom.com.ua/el.php?name=STM32F100RBT6B</text:a></text:p>
          </table:table-cell>
          <table:table-cell office:value-type="string">
            <text:p>МС</text:p>
          </table:table-cell>
          <table:table-cell table:formula="of:=[.C3]*[.D3]" office:value-type="currency" office:currency="UAH" office:value="23.5">
            <text:p>23,50 грн.</text:p>
          </table:table-cell>
          <table:table-cell table:number-columns-repeated="2"/>
        </table:table-row>
        <table:table-row table:style-name="ro3">
          <table:table-cell office:value-type="string">
            <text:p>enc28j60</text:p>
          </table:table-cell>
          <table:table-cell office:value-type="string">
            <text:p>SSOP28 </text:p>
          </table:table-cell>
          <table:table-cell office:value-type="currency" office:currency="UAH" office:value="25">
            <text:p>25,00 грн.</text:p>
          </table:table-cell>
          <table:table-cell table:style-name="ce11" office:value-type="float" office:value="1">
            <text:p>1</text:p>
          </table:table-cell>
          <table:table-cell table:style-name="ce18" office:value-type="string">
            <text:p><text:a xlink:href="http://www.kosmodrom.com.ua/prodlist.php?page=0&amp;name=enc28j60">http://www.kosmodrom.com.ua/prodlist.php?page=0&amp;name=enc28j60</text:a> </text:p>
          </table:table-cell>
          <table:table-cell office:value-type="string">
            <text:p>МС</text:p>
          </table:table-cell>
          <table:table-cell table:formula="of:=[.C4]*[.D4]" office:value-type="currency" office:currency="UAH" office:value="25">
            <text:p>25,00 грн.</text:p>
          </table:table-cell>
          <table:table-cell table:number-columns-repeated="2"/>
        </table:table-row>
        <table:table-row table:style-name="ro3">
          <table:table-cell office:value-type="string">
            <text:p>HR911105A</text:p>
          </table:table-cell>
          <table:table-cell table:style-name="ce10" office:value-type="string">
            <text:p>-</text:p>
          </table:table-cell>
          <table:table-cell office:value-type="currency" office:currency="UAH" office:value="16.5">
            <text:p>16,50 грн.</text:p>
          </table:table-cell>
          <table:table-cell table:style-name="ce11" office:value-type="float" office:value="1">
            <text:p>1</text:p>
          </table:table-cell>
          <table:table-cell office:value-type="string">
            <text:p><text:a xlink:href="http://www.kosmodrom.com.ua/el.php?name=HR911105A">http://www.kosmodrom.com.ua/el.php?name=HR911105A</text:a></text:p>
          </table:table-cell>
          <table:table-cell office:value-type="string">
            <text:p>Разъем</text:p>
          </table:table-cell>
          <table:table-cell table:formula="of:=[.C5]*[.D5]" office:value-type="currency" office:currency="UAH" office:value="16.5">
            <text:p>16,50 грн.</text:p>
          </table:table-cell>
          <table:table-cell table:number-columns-repeated="2"/>
        </table:table-row>
        <table:table-row table:style-name="ro3">
          <table:table-cell office:value-type="string">
            <text:p>CD54NP-101KC</text:p>
          </table:table-cell>
          <table:table-cell office:value-type="string">
            <text:p>SMD -</text:p>
          </table:table-cell>
          <table:table-cell table:style-name="ce14" office:value-type="currency" office:currency="UAH" office:value="2.5">
            <text:p>2,50 грн.</text:p>
          </table:table-cell>
          <table:table-cell office:value-type="float" office:value="1">
            <text:p>1</text:p>
          </table:table-cell>
          <table:table-cell table:style-name="ce18" office:value-type="string">
            <text:p><text:a xlink:href="http://www.kosmodrom.com.ua/el.php?name=CD54NP-101KC">http://www.kosmodrom.com.ua/el.php?name=CD54NP-101KC</text:a> </text:p>
          </table:table-cell>
          <table:table-cell office:value-type="string">
            <text:p>Дроссель, 100 мкГн</text:p>
          </table:table-cell>
          <table:table-cell table:formula="of:=[.C6]*[.D6]" office:value-type="currency" office:currency="UAH" office:value="2.5">
            <text:p>2,50 грн.</text:p>
          </table:table-cell>
          <table:table-cell table:number-columns-repeated="2"/>
        </table:table-row>
        <table:table-row table:style-name="ro3">
          <table:table-cell office:value-type="string">
            <text:p>KX-3HT 25.0 MHz</text:p>
          </table:table-cell>
          <table:table-cell office:value-type="string">
            <text:p>HC49/U3H</text:p>
          </table:table-cell>
          <table:table-cell table:style-name="ce14" office:value-type="currency" office:currency="UAH" office:value="3.25">
            <text:p>3,25 грн.</text:p>
          </table:table-cell>
          <table:table-cell office:value-type="float" office:value="1">
            <text:p>1</text:p>
          </table:table-cell>
          <table:table-cell table:style-name="ce18" office:value-type="string">
            <text:p><text:a xlink:href="http://www.kosmodrom.com.ua/prodlist.php?page=0&amp;name=KX-3HT+25.0+MHz">http://www.kosmodrom.com.ua/prodlist.php?page=0&amp;name=KX-3HT+25.0+MHz</text:a> </text:p>
          </table:table-cell>
          <table:table-cell office:value-type="string">
            <text:p>Резонатор</text:p>
          </table:table-cell>
          <table:table-cell table:formula="of:=[.C7]*[.D7]" office:value-type="currency" office:currency="UAH" office:value="3.25">
            <text:p>3,25 грн.</text:p>
          </table:table-cell>
          <table:table-cell table:number-columns-repeated="2"/>
        </table:table-row>
        <table:table-row table:style-name="ro3">
          <table:table-cell office:value-type="string">
            <text:p>SN2032</text:p>
          </table:table-cell>
          <table:table-cell office:value-type="string">
            <text:p>CR2032P</text:p>
          </table:table-cell>
          <table:table-cell office:value-type="currency" office:currency="UAH" office:value="1">
            <text:p>1,00 грн.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kosmodrom.com.ua/prodlist.php?page=0&amp;name=SN2032">http://www.kosmodrom.com.ua/prodlist.php?page=0&amp;name=SN2032</text:a></text:p>
          </table:table-cell>
          <table:table-cell office:value-type="string">
            <text:p>Батарейный отсек для CR2025</text:p>
          </table:table-cell>
          <table:table-cell table:formula="of:=[.C8]*[.D8]" office:value-type="currency" office:currency="UAH" office:value="1">
            <text:p>1,00 грн.</text:p>
          </table:table-cell>
          <table:table-cell table:number-columns-repeated="2"/>
        </table:table-row>
        <table:table-row table:style-name="ro3">
          <table:table-cell office:value-type="string">
            <text:p>MCC-SDMICRO/1</text:p>
          </table:table-cell>
          <table:table-cell table:style-name="ce10" office:value-type="string">
            <text:p>-</text:p>
          </table:table-cell>
          <table:table-cell office:value-type="currency" office:currency="UAH" office:value="7">
            <text:p>7,00 грн.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kosmodrom.com.ua/el.php?name=mcc-sdmicro_1">http://www.kosmodrom.com.ua/el.php?name=mcc-sdmicro_1</text:a></text:p>
          </table:table-cell>
          <table:table-cell office:value-type="string">
            <text:p>Держатель карты памяти</text:p>
          </table:table-cell>
          <table:table-cell table:formula="of:=[.C9]*[.D9]" office:value-type="currency" office:currency="UAH" office:value="7">
            <text:p>7,00 грн.</text:p>
          </table:table-cell>
          <table:table-cell table:number-columns-repeated="2"/>
        </table:table-row>
        <table:table-row table:style-name="ro3">
          <table:table-cell office:value-type="string">
            <text:p>SI2301BDS-T1-E3</text:p>
          </table:table-cell>
          <table:table-cell office:value-type="string">
            <text:p>SOT-23</text:p>
          </table:table-cell>
          <table:table-cell office:value-type="currency" office:currency="UAH" office:value="1.5">
            <text:p>1,50 грн.</text:p>
          </table:table-cell>
          <table:table-cell office:value-type="float" office:value="2">
            <text:p>2</text:p>
          </table:table-cell>
          <table:table-cell office:value-type="string">
            <text:p><text:a xlink:href="http://www.kosmodrom.com.ua/prodlist.php?page=0&amp;name=SI230">http://www.kosmodrom.com.ua/prodlist.php?page=0&amp;name=SI230</text:a></text:p>
          </table:table-cell>
          <table:table-cell office:value-type="string">
            <text:p>Транзистор MOSFET</text:p>
          </table:table-cell>
          <table:table-cell table:formula="of:=[.C10]*[.D10]" office:value-type="currency" office:currency="UAH" office:value="3">
            <text:p>3,00 грн.</text:p>
          </table:table-cell>
          <table:table-cell table:number-columns-repeated="2"/>
        </table:table-row>
        <table:table-row table:style-name="ro3">
          <table:table-cell office:value-type="string">
            <text:p>BAV199.215</text:p>
          </table:table-cell>
          <table:table-cell office:value-type="string">
            <text:p>SOT23 </text:p>
          </table:table-cell>
          <table:table-cell office:value-type="currency" office:currency="UAH" office:value="0.5">
            <text:p>0,50 грн.</text:p>
          </table:table-cell>
          <table:table-cell office:value-type="float" office:value="2">
            <text:p>2</text:p>
          </table:table-cell>
          <table:table-cell office:value-type="string">
            <text:p><text:a xlink:href="http://www.kosmodrom.com.ua/prodlist.php?page=0&amp;name=BAV199">http://www.kosmodrom.com.ua/prodlist.php?page=0&amp;name=BAV199</text:a></text:p>
          </table:table-cell>
          <table:table-cell office:value-type="string">
            <text:p>Диод быстрый</text:p>
          </table:table-cell>
          <table:table-cell table:formula="of:=[.C11]*[.D11]" office:value-type="currency" office:currency="UAH" office:value="1">
            <text:p>1,00 грн.</text:p>
          </table:table-cell>
          <table:table-cell table:number-columns-repeated="2"/>
        </table:table-row>
        <table:table-row table:style-name="ro3">
          <table:table-cell office:value-type="string">
            <text:p>1N5817</text:p>
          </table:table-cell>
          <table:table-cell office:value-type="string">
            <text:p>DO-41</text:p>
          </table:table-cell>
          <table:table-cell office:value-type="currency" office:currency="UAH" office:value="0.5">
            <text:p>0,50 грн.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kosmodrom.com.ua/prodlist.php?page=0&amp;name=1N5817">http://www.kosmodrom.com.ua/prodlist.php?page=0&amp;name=1N5817</text:a></text:p>
          </table:table-cell>
          <table:table-cell office:value-type="string">
            <text:p>Диод Шоттки</text:p>
          </table:table-cell>
          <table:table-cell table:formula="of:=[.C12]*[.D12]" office:value-type="currency" office:currency="UAH" office:value="0.5">
            <text:p>0,50 грн.</text:p>
          </table:table-cell>
          <table:table-cell table:number-columns-repeated="2"/>
        </table:table-row>
        <table:table-row table:style-name="ro3">
          <table:table-cell office:value-type="string">
            <text:p>IRLML6402TRPBF</text:p>
          </table:table-cell>
          <table:table-cell office:value-type="string">
            <text:p>SOT-23</text:p>
          </table:table-cell>
          <table:table-cell office:value-type="currency" office:currency="UAH" office:value="1.25">
            <text:p>1,25 грн.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kosmodrom.com.ua/prodlist.php?page=0&amp;name=IRLML6402">http://www.kosmodrom.com.ua/prodlist.php?page=0&amp;name=IRLML6402</text:a></text:p>
          </table:table-cell>
          <table:table-cell office:value-type="string">
            <text:p>Транзистор полевой </text:p>
          </table:table-cell>
          <table:table-cell table:formula="of:=[.C13]*[.D13]" office:value-type="currency" office:currency="UAH" office:value="1.25">
            <text:p>1,25 грн.</text:p>
          </table:table-cell>
          <table:table-cell table:number-columns-repeated="2"/>
        </table:table-row>
        <table:table-row table:style-name="ro3">
          <table:table-cell office:value-type="string">
            <text:p>BLM21PG221SN1D</text:p>
          </table:table-cell>
          <table:table-cell office:value-type="string">
            <text:p>SMD 0805</text:p>
          </table:table-cell>
          <table:table-cell office:value-type="currency" office:currency="UAH" office:value="0.75">
            <text:p>0,75 грн.</text:p>
          </table:table-cell>
          <table:table-cell office:value-type="float" office:value="4">
            <text:p>4</text:p>
          </table:table-cell>
          <table:table-cell office:value-type="string">
            <text:p><text:a xlink:href="http://www.kosmodrom.com.ua/el.php?name=BLM21PG221SN1D">http://www.kosmodrom.com.ua/el.php?name=BLM21PG221SN1D</text:a></text:p>
          </table:table-cell>
          <table:table-cell office:value-type="string">
            <text:p>Индуктивности</text:p>
          </table:table-cell>
          <table:table-cell table:formula="of:=[.C14]*[.D14]" office:value-type="currency" office:currency="UAH" office:value="3">
            <text:p>3,00 грн.</text:p>
          </table:table-cell>
          <table:table-cell table:number-columns-repeated="2"/>
        </table:table-row>
        <table:table-row table:style-name="ro3">
          <table:table-cell table:style-name="ce2" office:value-type="string" table:number-columns-spanned="7" table:number-rows-spanned="1">
            <text:p>radiomarket.lg.ua</text:p>
          </table:table-cell>
          <table:covered-table-cell table:number-columns-repeated="6"/>
          <table:table-cell table:number-columns-repeated="2"/>
        </table:table-row>
        <table:table-row table:style-name="ro3">
          <table:table-cell office:value-type="string">
            <text:p>T491B106K016AS</text:p>
          </table:table-cell>
          <table:table-cell office:value-type="string">
            <text:p>CASE B</text:p>
          </table:table-cell>
          <table:table-cell office:value-type="currency" office:currency="UAH" office:value="1.25">
            <text:p>1,25 грн.</text:p>
          </table:table-cell>
          <table:table-cell office:value-type="float" office:value="1">
            <text:p>1</text:p>
          </table:table-cell>
          <table:table-cell office:value-type="string">
            <text:p><text:a xlink:href="http://radiomarket.lg.ua/product_info.php/cPath/334_340_356/products_id/20834">http://radiomarket.lg.ua/product_info.php/cPath/334_340_356/products_id/20834</text:a></text:p>
          </table:table-cell>
          <table:table-cell office:value-type="string">
            <text:p>Конденсатор, 10мкФ 10В</text:p>
          </table:table-cell>
          <table:table-cell table:formula="of:=[.C16]*[.D16]" office:value-type="currency" office:currency="UAH" office:value="1.25">
            <text:p>1,25 грн.</text:p>
          </table:table-cell>
          <table:table-cell table:number-columns-repeated="2"/>
        </table:table-row>
        <table:table-row table:style-name="ro3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4035">http://radiomarket.lg.ua/product_info.php/cPath/334_665_683/products_id/4035</text:a></text:p>
          </table:table-cell>
          <table:table-cell office:value-type="string">
            <text:p>Резистор, 2.2к</text:p>
          </table:table-cell>
          <table:table-cell table:formula="of:=[.C17]*[.D17]" office:value-type="currency" office:currency="UAH" office:value="0.5">
            <text:p>0,50 грн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4037">http://radiomarket.lg.ua/product_info.php/cPath/334_665_683/products_id/4037</text:a></text:p>
          </table:table-cell>
          <table:table-cell office:value-type="string">
            <text:p>Резистор, 2.7к</text:p>
          </table:table-cell>
          <table:table-cell table:formula="of:=[.C18]*[.D18]" office:value-type="currency" office:currency="UAH" office:value="0.5">
            <text:p>0,50 грн.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4034">http://radiomarket.lg.ua/product_info.php/cPath/334_665_683/products_id/4034</text:a></text:p>
          </table:table-cell>
          <table:table-cell office:value-type="string">
            <text:p>Резистор, 2.0к</text:p>
          </table:table-cell>
          <table:table-cell table:formula="of:=[.C19]*[.D19]" office:value-type="currency" office:currency="UAH" office:value="0.5">
            <text:p>0,50 грн.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4007">http://radiomarket.lg.ua/product_info.php/cPath/334_665_683/products_id/4007</text:a> </text:p>
          </table:table-cell>
          <table:table-cell office:value-type="string">
            <text:p>Резистор, 150 Ом</text:p>
          </table:table-cell>
          <table:table-cell table:formula="of:=[.C20]*[.D20]" office:value-type="currency" office:currency="UAH" office:value="0.5">
            <text:p>0,50 грн.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20">
            <text:p>20</text:p>
          </table:table-cell>
          <table:table-cell table:style-name="ce18" office:value-type="string">
            <text:p><text:a xlink:href="http://radiomarket.lg.ua/product_info.php/cPath/334_665_683/products_id/4051">http://radiomarket.lg.ua/product_info.php/cPath/334_665_683/products_id/4051</text:a> </text:p>
          </table:table-cell>
          <table:table-cell office:value-type="string">
            <text:p>Резистор, 10к</text:p>
          </table:table-cell>
          <table:table-cell table:formula="of:=[.C21]*[.D21]" office:value-type="currency" office:currency="UAH" office:value="1">
            <text:p>1,00 грн.</text:p>
          </table:table-cell>
          <table:table-cell office:value-type="float" office:value="15">
            <text:p>15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3996">http://radiomarket.lg.ua/product_info.php/cPath/334_665_683/products_id/3996</text:a> </text:p>
          </table:table-cell>
          <table:table-cell office:value-type="string">
            <text:p>Резистор, 51 Ом(<text:span text:style-name="T1">нужно 50 1%</text:span>)</text:p>
          </table:table-cell>
          <table:table-cell table:formula="of:=[.C22]*[.D22]" office:value-type="currency" office:currency="UAH" office:value="0.5">
            <text:p>0,50 грн.</text:p>
          </table:table-cell>
          <table:table-cell office:value-type="float" office:value="4">
            <text:p>4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products_id/4019">http://radiomarket.lg.ua/product_info.php/products_id/4019</text:a></text:p>
          </table:table-cell>
          <table:table-cell office:value-type="string">
            <text:p>Резистор, 470</text:p>
          </table:table-cell>
          <table:table-cell table:formula="of:=[.C23]*[.D23]" office:value-type="currency" office:currency="UAH" office:value="0.5">
            <text:p>0,50 грн.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4043">http://radiomarket.lg.ua/product_info.php/cPath/334_665_683/products_id/4043</text:a></text:p>
          </table:table-cell>
          <table:table-cell office:value-type="string">
            <text:p>Резистор, 4.7к</text:p>
          </table:table-cell>
          <table:table-cell table:formula="of:=[.C24]*[.D24]" office:value-type="currency" office:currency="UAH" office:value="0.5">
            <text:p>0,50 грн.</text:p>
          </table:table-cell>
          <table:table-cell office:value-type="float" office:value="5">
            <text:p>5</text:p>
          </table:table-cell>
          <table:table-cell/>
        </table:table-row>
        <table:table-row table:style-name="ro4">
          <table:table-cell office:value-type="string">
            <text:p>Конденсатор</text:p>
          </table:table-cell>
          <table:table-cell office:value-type="string">
            <text:p>SMD 0805</text:p>
          </table:table-cell>
          <table:table-cell office:value-type="currency" office:currency="UAH" office:value="0.1">
            <text:p>0,10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340_357/products_id/6699">http://radiomarket.lg.ua/product_info.php/cPath/334_340_357/products_id/6699</text:a></text:p>
          </table:table-cell>
          <table:table-cell office:value-type="string">
            <text:p>Конденсатор 0.1 мкФ</text:p>
          </table:table-cell>
          <table:table-cell table:formula="of:=[.C25]*[.D25]" office:value-type="currency" office:currency="UAH" office:value="1">
            <text:p>1,00 грн.</text:p>
          </table:table-cell>
          <table:table-cell office:value-type="float" office:value="8">
            <text:p>8</text:p>
          </table:table-cell>
          <table:table-cell/>
        </table:table-row>
        <table:table-row table:style-name="ro4">
          <table:table-cell office:value-type="string">
            <text:p>Конденсатор</text:p>
          </table:table-cell>
          <table:table-cell office:value-type="string">
            <text:p>SMD 0805</text:p>
          </table:table-cell>
          <table:table-cell office:value-type="currency" office:currency="UAH" office:value="0.1">
            <text:p>0,10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340_357/products_id/6691">http://radiomarket.lg.ua/product_info.php/cPath/334_340_357/products_id/6691</text:a></text:p>
          </table:table-cell>
          <table:table-cell office:value-type="string">
            <text:p>Конденсатор 0.01мкФ</text:p>
          </table:table-cell>
          <table:table-cell table:formula="of:=[.C26]*[.D26]" office:value-type="currency" office:currency="UAH" office:value="1">
            <text:p>1,00 грн.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Конденсатор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340_357/products_id/6640">http://radiomarket.lg.ua/product_info.php/cPath/334_340_357/products_id/6640</text:a></text:p>
          </table:table-cell>
          <table:table-cell office:value-type="string">
            <text:p>Конденсатор 20пФ(<text:span text:style-name="T1">нужно 18</text:span>)</text:p>
          </table:table-cell>
          <table:table-cell table:formula="of:=[.C27]*[.D27]" office:value-type="currency" office:currency="UAH" office:value="0.5">
            <text:p>0,50 грн.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Конденсатор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table:style-name="ce18" office:value-type="string">
            <text:p><text:a xlink:href="http://radiomarket.lg.ua/product_info.php/products_id/6641">http://radiomarket.lg.ua/product_info.php/products_id/6641</text:a> </text:p>
          </table:table-cell>
          <table:table-cell office:value-type="string">
            <text:p>Конденсатор 22пФ</text:p>
          </table:table-cell>
          <table:table-cell table:formula="of:=[.C28]*[.D28]" office:value-type="currency" office:currency="UAH" office:value="0.5">
            <text:p>0,50 грн.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Конденсатор Электр-й</text:p>
          </table:table-cell>
          <table:table-cell/>
          <table:table-cell office:value-type="currency" office:currency="UAH" office:value="1.85">
            <text:p>1,85 грн.</text:p>
          </table:table-cell>
          <table:table-cell office:value-type="float" office:value="1">
            <text:p>1</text:p>
          </table:table-cell>
          <table:table-cell table:style-name="ce18" office:value-type="string">
            <text:p><text:a xlink:href="http://radiomarket.lg.ua/product_info.php/cPath/334_340_360/products_id/18622">http://radiomarket.lg.ua/product_info.php/cPath/334_340_360/products_id/18622</text:a></text:p>
          </table:table-cell>
          <table:table-cell office:value-type="string">
            <text:p>Конденсатор Электр-й 470 мкФ</text:p>
          </table:table-cell>
          <table:table-cell table:formula="of:=[.C29]*[.D29]" office:value-type="currency" office:currency="UAH" office:value="1.85">
            <text:p>1,85 грн.</text:p>
          </table:table-cell>
          <table:table-cell table:number-columns-repeated="2"/>
        </table:table-row>
        <table:table-row table:style-name="ro4">
          <table:table-cell office:value-type="string">
            <text:p>DS18B20</text:p>
          </table:table-cell>
          <table:table-cell office:value-type="string">
            <text:p>TO-92</text:p>
          </table:table-cell>
          <table:table-cell office:value-type="currency" office:currency="UAH" office:value="10.6">
            <text:p>10,60 грн.</text:p>
          </table:table-cell>
          <table:table-cell office:value-type="float" office:value="2">
            <text:p>2</text:p>
          </table:table-cell>
          <table:table-cell table:style-name="ce18" office:value-type="string">
            <text:p><text:a xlink:href="http://radiomarket.lg.ua/product_info.php/products_id/8382">http://radiomarket.lg.ua/product_info.php/products_id/8382</text:a></text:p>
          </table:table-cell>
          <table:table-cell office:value-type="string">
            <text:p>Термодатчик</text:p>
          </table:table-cell>
          <table:table-cell table:formula="of:=[.C30]*[.D30]" office:value-type="currency" office:currency="UAH" office:value="21.2">
            <text:p>21,20 грн.</text:p>
          </table:table-cell>
          <table:table-cell table:number-columns-repeated="2"/>
        </table:table-row>
        <table:table-row table:style-name="ro4">
          <table:table-cell office:value-type="string">
            <text:p>301-02P(5.0ММ)</text:p>
          </table:table-cell>
          <table:table-cell office:value-type="string">
            <text:p>2в. инт 5</text:p>
          </table:table-cell>
          <table:table-cell office:value-type="currency" office:currency="UAH" office:value="0.7">
            <text:p>0,70 грн.</text:p>
          </table:table-cell>
          <table:table-cell office:value-type="float" office:value="6">
            <text:p>6</text:p>
          </table:table-cell>
          <table:table-cell table:style-name="ce18" office:value-type="string">
            <text:p><text:a xlink:href="http://radiomarket.lg.ua/product_info.php/cPath/194_195/products_id/2035">http://radiomarket.lg.ua/product_info.php/cPath/194_195/products_id/2035</text:a></text:p>
          </table:table-cell>
          <table:table-cell office:value-type="string">
            <text:p>КЛЕММНИК 3ВЫВОДА </text:p>
          </table:table-cell>
          <table:table-cell table:formula="of:=[.C31]*[.D31]" office:value-type="currency" office:currency="UAH" office:value="4.2">
            <text:p>4,20 грн.</text:p>
          </table:table-cell>
          <table:table-cell table:number-columns-repeated="2"/>
        </table:table-row>
        <table:table-row table:style-name="ro4">
          <table:table-cell office:value-type="string">
            <text:p>306-03P(5.0ММ)</text:p>
          </table:table-cell>
          <table:table-cell office:value-type="string">
            <text:p>3в. инт 5</text:p>
          </table:table-cell>
          <table:table-cell office:value-type="currency" office:currency="UAH" office:value="1.35">
            <text:p>1,35 грн.</text:p>
          </table:table-cell>
          <table:table-cell office:value-type="float" office:value="3">
            <text:p>3</text:p>
          </table:table-cell>
          <table:table-cell table:style-name="ce18" office:value-type="string">
            <text:p><text:a xlink:href="http://radiomarket.lg.ua/product_info.php/cPath/194_195/products_id/2075">http://radiomarket.lg.ua/product_info.php/cPath/194_195/products_id/2075</text:a></text:p>
          </table:table-cell>
          <table:table-cell office:value-type="string">
            <text:p>КЛЕММНИК 2ВЫВОДА </text:p>
          </table:table-cell>
          <table:table-cell table:formula="of:=[.C32]*[.D32]" office:value-type="currency" office:currency="UAH" office:value="4.05">
            <text:p>4,05 грн.</text:p>
          </table:table-cell>
          <table:table-cell table:number-columns-repeated="2"/>
        </table:table-row>
        <table:table-row table:style-name="ro4">
          <table:table-cell office:value-type="string">
            <text:p>MLG4416(RD=5-10KOM)</text:p>
          </table:table-cell>
          <table:table-cell office:value-type="string">
            <text:p>2в. инт 2.5</text:p>
          </table:table-cell>
          <table:table-cell office:value-type="currency" office:currency="UAH" office:value="1.1">
            <text:p>1,10 грн.</text:p>
          </table:table-cell>
          <table:table-cell office:value-type="float" office:value="1">
            <text:p>1</text:p>
          </table:table-cell>
          <table:table-cell table:style-name="ce18" office:value-type="string">
            <text:p><text:a xlink:href="http://radiomarket.lg.ua/product_info.php/cPath/334_665_790/products_id/7296">http://radiomarket.lg.ua/product_info.php/cPath/334_665_790/products_id/7296</text:a></text:p>
          </table:table-cell>
          <table:table-cell office:value-type="string">
            <text:p>ФОТОРЕЗИСТОР </text:p>
          </table:table-cell>
          <table:table-cell table:formula="of:=[.C33]*[.D33]" office:value-type="currency" office:currency="UAH" office:value="1.1">
            <text:p>1,10 грн.</text:p>
          </table:table-cell>
          <table:table-cell table:number-columns-repeated="2"/>
        </table:table-row>
        <table:table-row table:style-name="ro4">
          <table:table-cell office:value-type="string">
            <text:p>LM1117IDT-ADJ</text:p>
          </table:table-cell>
          <table:table-cell office:value-type="string">
            <text:p>DPAK</text:p>
          </table:table-cell>
          <table:table-cell office:value-type="currency" office:currency="UAH" office:value="6.3">
            <text:p>6,30 грн.</text:p>
          </table:table-cell>
          <table:table-cell table:style-name="ce3" office:value-type="float" office:value="1">
            <text:p>1</text:p>
          </table:table-cell>
          <table:table-cell office:value-type="string">
            <text:p><text:a xlink:href="http://radiomarket.lg.ua/product_info.php/products_id/12354">http://radiomarket.lg.ua/product_info.php/products_id/12354</text:a></text:p>
          </table:table-cell>
          <table:table-cell office:value-type="string">
            <text:p>Стабилизатор 3.3</text:p>
          </table:table-cell>
          <table:table-cell table:style-name="ce13" table:formula="of:=[.C34]*[.D34]" office:value-type="currency" office:currency="UAH" office:value="6.3">
            <text:p>6,30 грн.</text:p>
          </table:table-cell>
          <table:table-cell table:number-columns-repeated="2"/>
        </table:table-row>
        <table:table-row table:style-name="ro1">
          <table:table-cell table:style-name="ce4" office:value-type="string">
            <text:p>Курс $:</text:p>
          </table:table-cell>
          <table:table-cell table:style-name="ce11" office:value-type="float" office:value="8.1031">
            <text:p>8,1031</text:p>
          </table:table-cell>
          <table:table-cell/>
          <table:table-cell table:style-name="ce13"/>
          <table:table-cell table:number-columns-repeated="2"/>
          <table:table-cell table:style-name="ce20" table:formula="of:=SUM([.G3:.G34])" office:value-type="currency" office:currency="UAH" office:value="134.95">
            <text:p>134,95 грн.</text:p>
          </table:table-cell>
          <table:table-cell table:number-columns-repeated="2"/>
        </table:table-row>
        <table:table-row table:style-name="ro1" table:number-rows-repeated="2">
          <table:table-cell table:style-name="ce5" table:number-columns-repeated="8"/>
          <table:table-cell/>
        </table:table-row>
        <table:table-row table:style-name="ro4">
          <table:table-cell table:style-name="ce6" office:value-type="string">
            <text:p>Ещё нет в списке:</text:p>
          </table:table-cell>
          <table:table-cell table:style-name="ce5" table:number-columns-repeated="7"/>
          <table:table-cell/>
        </table:table-row>
        <table:table-row table:style-name="ro1">
          <table:table-cell table:style-name="ce5" office:value-type="string">
            <text:p>Резонатор 8 МГц</text:p>
          </table:table-cell>
          <table:table-cell table:style-name="Default"/>
          <table:table-cell table:style-name="ce5" table:number-columns-repeated="6"/>
          <table:table-cell/>
        </table:table-row>
        <table:table-row table:style-name="ro4">
          <table:table-cell table:style-name="ce7" office:value-type="string">
            <text:p>Двухсторонний текстолит</text:p>
          </table:table-cell>
          <table:table-cell table:style-name="Default"/>
          <table:table-cell table:style-name="ce5" table:number-columns-repeated="2"/>
          <table:table-cell table:style-name="ce19"/>
          <table:table-cell table:style-name="ce5" table:number-columns-repeated="3"/>
          <table:table-cell/>
        </table:table-row>
        <table:table-row table:style-name="ro4">
          <table:table-cell table:style-name="ce5" office:value-type="string">
            <text:p>Штырьки</text:p>
          </table:table-cell>
          <table:table-cell table:style-name="Default"/>
          <table:table-cell table:style-name="ce5" table:number-columns-repeated="6"/>
          <table:table-cell/>
        </table:table-row>
        <table:table-row table:style-name="ro1" table:number-rows-repeated="2">
          <table:table-cell table:style-name="Default" table:number-columns-repeated="2"/>
          <table:table-cell table:style-name="ce5" table:number-columns-repeated="6"/>
          <table:table-cell/>
        </table:table-row>
        <table:table-row table:style-name="ro1">
          <table:table-cell table:style-name="ce8"/>
          <table:table-cell table:style-name="ce9" table:number-columns-repeated="5"/>
          <table:table-cell table:style-name="Default" table:number-columns-repeated="2"/>
          <table:table-cell/>
        </table:table-row>
        <table:table-row table:style-name="ro1" table:number-rows-repeated="2">
          <table:table-cell table:style-name="ce9"/>
          <table:table-cell table:style-name="ce12"/>
          <table:table-cell table:style-name="ce9" table:number-columns-repeated="4"/>
          <table:table-cell table:style-name="Default" table:number-columns-repeated="3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5" table:number-columns-repeated="2"/>
          <table:table-cell table:style-name="ce15"/>
          <table:table-cell table:style-name="ce17"/>
          <table:table-cell table:style-name="ce5" table:number-columns-repeated="2"/>
          <table:table-cell table:style-name="Default" table:number-columns-repeated="3"/>
        </table:table-row>
      </table:table>
      <table:table table:name="Лист2" table:style-name="ta1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uk" fo:country="U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3">00/00/0000</text:date>, <text:time style:data-style-name="N2" text:time-value="0000-00-00T18:54:44.90">?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2T20:26:42.34</meta:creation-date>
    <dc:date>2012-10-23T16:17:59.73</dc:date>
    <meta:editing-duration>P1DT7H25M34S</meta:editing-duration>
    <meta:editing-cycles>51</meta:editing-cycles>
    <meta:generator>LibreOffice/3.6$Windows_x86 LibreOffice_project/e29a214-2bbed72-0621de6-a97528c-8f066d</meta:generator>
    <meta:print-date>2012-10-23T00:53:35.45</meta:print-date>
    <meta:document-statistic meta:table-count="3" meta:cell-count="245" meta:object-count="1"/>
  </office:meta>
</office:document-meta>
</file>